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맑은 고딕1" svg:font-family="'맑은 고딕'"/>
    <style:font-face style:name="FreeSans1" svg:font-family="FreeSans" style:font-family-generic="swiss"/>
    <style:font-face style:name="굴림체" svg:font-family="굴림체" style:font-family-generic="roman" style:font-pitch="variable"/>
    <style:font-face style:name="나눔고딕" svg:font-family="나눔고딕" style:font-family-generic="roman" style:font-pitch="variable"/>
    <style:font-face style:name="나눔바른고딕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굴림체1" svg:font-family="굴림체" style:font-family-generic="system" style:font-pitch="variable"/>
    <style:font-face style:name="나눔고딕1" svg:font-family="나눔고딕" style:font-family-generic="system" style:font-pitch="variable"/>
    <style:font-face style:name="나눔바른고딕1" svg:font-family="나눔바른고딕" style:font-family-generic="system" style:font-pitch="variable"/>
    <style:font-face style:name="맑은 고딕2" svg:font-family="'맑은 고딕'" style:font-family-generic="system" style:font-pitch="variable"/>
  </office:font-face-decls>
  <office:automatic-styles>
    <style:style style:name="Table1" style:family="table">
      <style:table-properties style:width="3.3729in" fo:margin-left="-0.0785in" fo:margin-top="0in" fo:margin-bottom="0in" table:align="left" style:writing-mode="lr-tb"/>
    </style:style>
    <style:style style:name="Table1.A" style:family="table-column">
      <style:table-column-properties style:column-width="3.37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3.3729in" fo:margin-left="-0.0785in" fo:margin-top="0in" fo:margin-bottom="0in" table:align="left" style:writing-mode="lr-tb"/>
    </style:style>
    <style:style style:name="Table2.A" style:family="table-column">
      <style:table-column-properties style:column-width="3.37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style:min-row-height="0.3153in" fo:keep-together="auto"/>
    </style:style>
    <style:style style:name="Table2.A2" style:family="table-cell">
      <style:table-cell-properties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3.3729in" fo:margin-left="-0.0785in" fo:margin-top="0in" fo:margin-bottom="0in" table:align="left" style:writing-mode="lr-tb"/>
    </style:style>
    <style:style style:name="Table3.A" style:family="table-column">
      <style:table-column-properties style:column-width="3.37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3153in" fo:keep-together="auto"/>
    </style:style>
    <style:style style:name="Table3.A2" style:family="table-cell">
      <style:table-cell-properties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4" style:family="table">
      <style:table-properties style:width="3.3729in" fo:margin-left="-0.0785in" fo:margin-top="0in" fo:margin-bottom="0in" table:align="left" style:writing-mode="lr-tb"/>
    </style:style>
    <style:style style:name="Table4.A" style:family="table-column">
      <style:table-column-properties style:column-width="3.3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2" style:family="table-row">
      <style:table-row-properties style:min-row-height="0.3153in" fo:keep-together="auto"/>
    </style:style>
    <style:style style:name="Table4.A2" style:family="table-cell">
      <style:table-cell-properties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3.3729in" fo:margin-left="-0.0785in" fo:margin-top="0in" fo:margin-bottom="0in" table:align="left" style:writing-mode="lr-tb"/>
    </style:style>
    <style:style style:name="Table5.A" style:family="table-column">
      <style:table-column-properties style:column-width="3.372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3.3729in" fo:margin-left="-0.0785in" fo:margin-top="0in" fo:margin-bottom="0in" table:align="left" style:writing-mode="lr-tb"/>
    </style:style>
    <style:style style:name="Table6.A" style:family="table-column">
      <style:table-column-properties style:column-width="3.3729in"/>
    </style:style>
    <style:style style:name="Table6.1" style:family="table-row">
      <style:table-row-properties style:min-row-height="1.0056in"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3.3729in" fo:margin-left="-0.0785in" fo:margin-top="0in" fo:margin-bottom="0in" table:align="left" style:writing-mode="lr-tb"/>
    </style:style>
    <style:style style:name="Table7.A" style:family="table-column">
      <style:table-column-properties style:column-width="3.372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3.3729in" fo:margin-left="-0.0785in" fo:margin-top="0in" fo:margin-bottom="0in" table:align="left" style:writing-mode="lr-tb"/>
    </style:style>
    <style:style style:name="Table8.A" style:family="table-column">
      <style:table-column-properties style:column-width="3.372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3.3729in" fo:margin-left="-0.0785in" fo:margin-top="0in" fo:margin-bottom="0in" table:align="left" style:writing-mode="lr-tb"/>
    </style:style>
    <style:style style:name="Table9.A" style:family="table-column">
      <style:table-column-properties style:column-width="3.3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3.3729in" fo:margin-left="-0.0785in" fo:margin-top="0in" fo:margin-bottom="0in" table:align="left" style:writing-mode="lr-tb"/>
    </style:style>
    <style:style style:name="Table10.A" style:family="table-column">
      <style:table-column-properties style:column-width="3.3729in"/>
    </style:style>
    <style:style style:name="Table10.1" style:family="table-row">
      <style:table-row-properties style:min-row-height="1.5688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3.3729in" fo:margin-left="-0.0785in" fo:margin-top="0in" fo:margin-bottom="0in" table:align="left" style:writing-mode="lr-tb"/>
    </style:style>
    <style:style style:name="Table11.A" style:family="table-column">
      <style:table-column-properties style:column-width="3.3729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3.3729in" fo:margin-left="-0.0785in" fo:margin-top="0in" fo:margin-bottom="0in" table:align="left" style:writing-mode="lr-tb"/>
    </style:style>
    <style:style style:name="Table12.A" style:family="table-column">
      <style:table-column-properties style:column-width="3.3729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3.3729in" fo:margin-left="-0.0785in" fo:margin-top="0in" fo:margin-bottom="0in" table:align="left" style:writing-mode="lr-tb"/>
    </style:style>
    <style:style style:name="Table13.A" style:family="table-column">
      <style:table-column-properties style:column-width="3.3729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3.A2" style:family="table-cell">
      <style:table-cell-properties fo:background-color="#bdd6ee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나눔바른고딕" style:font-name-asian="나눔바른고딕1"/>
    </style:style>
    <style:style style:name="P4" style:family="paragraph" style:parent-style-name="Standard">
      <style:paragraph-properties fo:orphans="2" fo:widows="2"/>
      <style:text-properties style:font-name="나눔바른고딕" style:font-name-asian="나눔바른고딕1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style:font-name-asian="나눔바른고딕1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style:font-name-asian="나눔바른고딕1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style:font-name-asian="나눔바른고딕1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style:font-name-asian="나눔바른고딕1" style:font-weight-complex="bold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fo:font-weight="bold" style:font-name-asian="나눔바른고딕1" style:font-weight-asian="bold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fo:font-weight="bold" style:font-name-asian="나눔바른고딕1" style:font-weight-asian="bold" style:font-weight-complex="bold"/>
    </style:style>
    <style:style style:name="P12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style:text-underline-style="solid" style:text-underline-width="auto" style:text-underline-color="font-color" style:font-name-asian="나눔바른고딕1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70c0" style:font-name="나눔바른고딕" style:font-name-asian="나눔바른고딕1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70c0" style:font-name="나눔바른고딕" officeooo:rsid="0007dde2" officeooo:paragraph-rsid="0007dde2" style:font-name-asian="나눔바른고딕1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70c0" style:font-name="나눔바른고딕" fo:font-weight="bold" style:font-name-asian="나눔바른고딕1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70c0" style:font-name="나눔바른고딕" fo:font-weight="bold" officeooo:rsid="00088938" officeooo:paragraph-rsid="00088938" style:font-name-asian="나눔바른고딕1" style:font-weight-asian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70c0" style:font-name="나눔바른고딕" fo:font-weight="bold" officeooo:rsid="0008b8dd" officeooo:paragraph-rsid="0008b8dd" style:font-name-asian="나눔바른고딕1" style:font-weight-asian="bold"/>
    </style:style>
    <style:style style:name="P19" style:family="paragraph" style:parent-style-name="Standard">
      <style:paragraph-properties fo:margin-left="0in" fo:margin-right="0.4165in" fo:margin-top="0in" fo:margin-bottom="0in" loext:contextual-spacing="false" fo:text-indent="0in" style:auto-text-indent="false"/>
    </style:style>
    <style:style style:name="P20" style:family="paragraph" style:parent-style-name="Standard">
      <style:paragraph-properties fo:margin-left="0in" fo:margin-right="0.4165in" fo:margin-top="0in" fo:margin-bottom="0in" loext:contextual-spacing="false" fo:text-indent="0in" style:auto-text-indent="false"/>
      <style:text-properties style:font-name="나눔바른고딕" fo:font-size="9.5pt" style:font-name-asian="나눔바른고딕1" style:font-size-asian="9.5pt" style:font-size-complex="9.5pt"/>
    </style:style>
    <style:style style:name="P21" style:family="paragraph" style:parent-style-name="Standard">
      <style:paragraph-properties fo:margin-left="0in" fo:margin-right="0.4165in" fo:margin-top="0in" fo:margin-bottom="0in" loext:contextual-spacing="false" fo:line-height="100%" fo:text-indent="0in" style:auto-text-indent="false"/>
      <style:text-properties style:font-name="나눔바른고딕" style:font-name-asian="나눔바른고딕1" style:font-size-complex="10pt"/>
    </style:style>
    <style:style style:name="P22" style:family="paragraph" style:parent-style-name="Standard">
      <style:paragraph-properties fo:margin-left="0in" fo:margin-right="0.4165in" fo:margin-top="0in" fo:margin-bottom="0in" loext:contextual-spacing="false" fo:line-height="100%" fo:text-indent="0in" style:auto-text-indent="false"/>
    </style:style>
    <style:style style:name="P23" style:family="paragraph" style:parent-style-name="Standard">
      <style:paragraph-properties fo:margin-left="0in" fo:margin-right="0.4165in" fo:margin-top="0in" fo:margin-bottom="0in" loext:contextual-spacing="false" fo:line-height="100%" fo:text-indent="0in" style:auto-text-indent="false"/>
      <style:text-properties fo:color="#ff0000" style:font-name="나눔바른고딕" style:font-name-asian="나눔바른고딕1" style:font-size-complex="10pt"/>
    </style:style>
    <style:style style:name="P24" style:family="paragraph" style:parent-style-name="Standard">
      <style:paragraph-properties fo:margin-left="0in" fo:margin-right="0.4165in" fo:text-indent="0in" style:auto-text-indent="false"/>
      <style:text-properties fo:color="#ff0000" style:font-name="나눔바른고딕" style:font-name-asian="나눔바른고딕1" style:font-size-complex="10pt"/>
    </style:style>
    <style:style style:name="P2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color="#000000" style:font-name="나눔고딕" fo:font-size="16pt" fo:font-weight="bold" style:font-name-asian="나눔고딕1" style:font-size-asian="16pt" style:font-weight-asian="bold"/>
    </style:style>
    <style:style style:name="P26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style:font-name-asian="나눔바른고딕1"/>
    </style:style>
    <style:style style:name="P27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5in"/>
        </style:tab-stops>
      </style:paragraph-properties>
      <style:text-properties style:font-name="나눔바른고딕" style:font-name-asian="나눔바른고딕1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style:font-name-asian="나눔바른고딕1"/>
    </style:style>
    <style:style style:name="P29" style:family="paragraph" style:parent-style-name="Standard">
      <style:paragraph-properties fo:margin-top="0in" fo:margin-bottom="0in" loext:contextual-spacing="false" fo:line-height="108%" fo:text-align="start" style:justify-single-word="false"/>
      <style:text-properties style:font-name="나눔바른고딕" style:font-name-asian="나눔바른고딕1"/>
    </style:style>
    <style:style style:name="P30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style:font-name-asian="나눔바른고딕1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style:font-name-asian="나눔바른고딕1" style:font-weight-complex="bold"/>
    </style:style>
    <style:style style:name="P32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style:text-underline-style="solid" style:text-underline-width="auto" style:text-underline-color="font-color" style:font-name-asian="나눔바른고딕1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style:text-underline-style="solid" style:text-underline-width="auto" style:text-underline-color="font-color" style:font-name-asian="나눔바른고딕1" style:font-weight-complex="bold"/>
    </style:style>
    <style:style style:name="P34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fo:font-size="9.5pt" fo:font-weight="bold" style:font-name-asian="나눔바른고딕1" style:font-size-asian="9.5pt" style:font-weight-asian="bold" style:font-size-complex="9.5pt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fo:font-weight="bold" style:font-name-asian="나눔바른고딕1" style:font-weight-asian="bold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fo:font-weight="bold" style:font-name-asian="나눔바른고딕1" style:font-weight-asian="bold"/>
    </style:style>
    <style:style style:name="P3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나눔바른고딕" fo:font-size="9pt" style:font-name-asian="나눔바른고딕1" style:font-size-asian="9pt" style:font-size-complex="9pt" style:font-weight-complex="bold"/>
    </style:style>
    <style:style style:name="P38" style:family="paragraph" style:parent-style-name="Standard">
      <style:paragraph-properties fo:margin-top="0in" fo:margin-bottom="0in" loext:contextual-spacing="false" fo:text-align="start" style:justify-single-word="false"/>
      <style:text-properties style:font-name="나눔바른고딕" fo:font-size="9pt" style:font-name-asian="나눔바른고딕1" style:font-size-asian="9pt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70c0" style:font-name="나눔바른고딕" officeooo:rsid="000a96be" officeooo:paragraph-rsid="000a96be" style:font-name-asian="나눔바른고딕1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70c0" style:font-name="나눔바른고딕" fo:font-weight="bold" officeooo:rsid="00088938" officeooo:paragraph-rsid="00088938" style:font-name-asian="나눔바른고딕1" style:font-weight-asian="bold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70c0" style:font-name="나눔바른고딕" fo:font-weight="bold" style:font-name-asian="나눔바른고딕1" style:font-weight-asian="bold"/>
    </style:style>
    <style:style style:name="P42" style:family="paragraph" style:parent-style-name="Standard">
      <style:paragraph-properties fo:margin-top="0in" fo:margin-bottom="0in" loext:contextual-spacing="false" fo:text-align="start" style:justify-single-word="false"/>
      <style:text-properties fo:color="#ff0000" style:font-name="나눔바른고딕" style:font-name-asian="나눔바른고딕1"/>
    </style:style>
    <style:style style:name="P43" style:family="paragraph" style:parent-style-name="Standard">
      <style:paragraph-properties fo:text-align="center" style:justify-single-word="false"/>
      <style:text-properties style:font-name="나눔고딕" fo:font-size="14pt" style:text-underline-style="solid" style:text-underline-width="auto" style:text-underline-color="font-color" fo:font-weight="bold" style:font-name-asian="나눔고딕1" style:font-size-asian="14pt" style:font-weight-asian="bold"/>
    </style:style>
    <style:style style:name="P44" style:family="paragraph" style:parent-style-name="Standard">
      <style:paragraph-properties fo:text-align="end" style:justify-single-word="false"/>
      <style:text-properties style:font-name="나눔바른고딕" style:font-name-asian="나눔바른고딕1"/>
    </style:style>
    <style:style style:name="P45" style:family="paragraph" style:parent-style-name="Standard">
      <style:paragraph-properties fo:margin-left="0in" fo:margin-right="0.4165in" fo:margin-top="0in" fo:margin-bottom="0in" loext:contextual-spacing="false" fo:text-indent="0in" style:auto-text-indent="false"/>
      <style:text-properties style:font-name="나눔바른고딕" style:font-name-asian="나눔바른고딕1" style:font-size-complex="10pt"/>
    </style:style>
    <style:style style:name="P46" style:family="paragraph" style:parent-style-name="Standard">
      <style:paragraph-properties fo:margin-left="0in" fo:margin-right="0.4165in" fo:margin-top="0in" fo:margin-bottom="0in" loext:contextual-spacing="false" fo:line-height="100%" fo:text-indent="0in" style:auto-text-indent="false"/>
      <style:text-properties style:font-name="나눔바른고딕" style:font-name-asian="나눔바른고딕1" style:font-size-complex="10pt"/>
    </style:style>
    <style:style style:name="P47" style:family="paragraph" style:parent-style-name="Standard">
      <style:paragraph-properties fo:margin-left="0in" fo:margin-right="0.4165in" fo:margin-top="0in" fo:margin-bottom="0in" loext:contextual-spacing="false" fo:text-indent="0in" style:auto-text-indent="false"/>
      <style:text-properties style:font-name="나눔바른고딕" fo:font-weight="bold" style:font-name-asian="나눔바른고딕1" style:font-weight-asian="bold" style:font-size-complex="10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2228in" style:auto-text-indent="false"/>
      <style:text-properties style:font-name="나눔바른고딕" fo:font-size="9pt" style:font-name-asian="나눔바른고딕1" style:font-size-asian="9pt" style:font-size-complex="9pt" style:font-weight-complex="bold"/>
    </style:style>
    <style:style style:name="P49" style:family="paragraph" style:parent-style-name="List_20_Paragraph" style:list-style-name="WWNum21">
      <style:paragraph-properties fo:margin-top="0in" fo:margin-bottom="0in" loext:contextual-spacing="false" fo:text-align="start" style:justify-single-word="false"/>
      <style:text-properties style:font-name="나눔바른고딕" fo:font-size="14pt" fo:font-style="italic" fo:font-weight="bold" fo:background-color="#ffff00" style:font-name-asian="나눔바른고딕1" style:font-size-asian="14pt" style:font-style-asian="italic" style:font-weight-asian="bold"/>
    </style:style>
    <style:style style:name="P50" style:family="paragraph" style:parent-style-name="List_20_Paragraph" style:list-style-name="WWNum22">
      <style:paragraph-properties fo:margin-top="0in" fo:margin-bottom="0in" loext:contextual-spacing="false" fo:text-align="start" style:justify-single-word="false"/>
      <style:text-properties style:font-name="나눔바른고딕" style:font-name-asian="나눔바른고딕1" style:font-weight-complex="bold"/>
    </style:style>
    <style:style style:name="P51" style:family="paragraph" style:parent-style-name="List_20_Paragraph" style:list-style-name="WWNum21">
      <style:paragraph-properties fo:margin-top="0in" fo:margin-bottom="0in" loext:contextual-spacing="false" fo:text-align="start" style:justify-single-word="false" fo:break-before="page"/>
      <style:text-properties style:font-name="나눔바른고딕" fo:font-size="12pt" fo:font-style="italic" fo:font-weight="bold" style:font-name-asian="나눔바른고딕1" style:font-size-asian="12pt" style:font-style-asian="italic" style:font-weight-asian="bold" style:font-weight-complex="bold"/>
    </style:style>
    <style:style style:name="P52" style:family="paragraph" style:parent-style-name="List_20_Paragraph" style:list-style-name="WWNum23">
      <style:paragraph-properties fo:margin-left="0.25in" fo:margin-right="0.4165in" fo:margin-top="0in" fo:margin-bottom="0in" loext:contextual-spacing="false" fo:text-indent="-0.25in" style:auto-text-indent="false"/>
      <style:text-properties style:font-name="나눔바른고딕" fo:font-weight="bold" style:font-name-asian="나눔바른고딕1" style:font-weight-asian="bold" style:font-size-complex="10pt"/>
    </style:style>
    <style:style style:name="P53" style:family="paragraph" style:parent-style-name="List_20_Paragraph" style:list-style-name="WWNum23">
      <style:paragraph-properties fo:margin-left="0.25in" fo:margin-right="0.4165in" fo:margin-top="0in" fo:margin-bottom="0in" loext:contextual-spacing="false" fo:text-indent="-0.25in" style:auto-text-indent="false"/>
      <style:text-properties style:font-name="나눔바른고딕" fo:font-weight="bold" style:font-name-asian="나눔바른고딕1" style:font-weight-asian="bold" style:font-weight-complex="bold"/>
    </style:style>
    <style:style style:name="P54" style:family="paragraph" style:parent-style-name="List_20_Paragraph">
      <style:paragraph-properties fo:margin-left="0.25in" fo:margin-right="0.4165in" fo:text-indent="0in" style:auto-text-indent="false"/>
      <style:text-properties style:font-name="나눔바른고딕" fo:font-weight="bold" style:font-name-asian="나눔바른고딕1" style:font-weight-asian="bold" style:font-size-complex="10pt"/>
    </style:style>
    <style:style style:name="T1" style:family="text">
      <style:text-properties style:font-name="나눔바른고딕" style:font-name-asian="나눔바른고딕1"/>
    </style:style>
    <style:style style:name="T2" style:family="text">
      <style:text-properties style:font-name="나눔바른고딕" style:font-name-asian="나눔바른고딕1" style:font-size-complex="10pt"/>
    </style:style>
    <style:style style:name="T3" style:family="text">
      <style:text-properties style:font-name="나눔바른고딕" style:font-name-asian="나눔바른고딕1" style:font-weight-complex="bold"/>
    </style:style>
    <style:style style:name="T4" style:family="text">
      <style:text-properties style:font-name="나눔바른고딕" officeooo:rsid="00062d00" style:font-name-asian="나눔바른고딕1"/>
    </style:style>
    <style:style style:name="T5" style:family="text">
      <style:text-properties style:font-name="나눔바른고딕" style:text-underline-style="solid" style:text-underline-width="auto" style:text-underline-color="font-color" style:font-name-asian="나눔바른고딕1"/>
    </style:style>
    <style:style style:name="T6" style:family="text">
      <style:text-properties style:font-name="나눔바른고딕" style:text-underline-style="solid" style:text-underline-width="auto" style:text-underline-color="font-color" fo:background-color="#ffff00" loext:char-shading-value="0" style:font-name-asian="나눔바른고딕1"/>
    </style:style>
    <style:style style:name="T7" style:family="text">
      <style:text-properties style:font-name="나눔바른고딕" fo:font-weight="bold" style:font-name-asian="나눔바른고딕1" style:font-weight-asian="bold"/>
    </style:style>
    <style:style style:name="T8" style:family="text">
      <style:text-properties style:font-name="나눔바른고딕" fo:font-size="9.5pt" style:font-name-asian="나눔바른고딕1" style:font-size-asian="9.5pt" style:font-size-complex="9.5pt"/>
    </style:style>
    <style:style style:name="T9" style:family="text">
      <style:text-properties style:font-name="나눔바른고딕" fo:font-size="9.5pt" style:text-underline-style="solid" style:text-underline-width="auto" style:text-underline-color="font-color" style:font-name-asian="나눔바른고딕1" style:font-size-asian="9.5pt" style:font-size-complex="9.5pt"/>
    </style:style>
    <style:style style:name="T10" style:family="text">
      <style:text-properties fo:color="#0070c0" style:font-name="나눔바른고딕" style:font-name-asian="나눔바른고딕1" style:font-size-complex="10pt"/>
    </style:style>
    <style:style style:name="T11" style:family="text">
      <style:text-properties fo:color="#ff0000" style:text-line-through-style="solid" style:text-line-through-type="single" style:font-name="나눔바른고딕" style:text-underline-style="solid" style:text-underline-width="auto" style:text-underline-color="font-color" style:font-name-asian="나눔바른고딕1"/>
    </style:style>
    <style:style style:name="T12" style:family="text">
      <style:text-properties fo:color="#ff0000" style:text-line-through-style="solid" style:text-line-through-type="single" style:font-name="나눔바른고딕" style:font-name-asian="나눔바른고딕1"/>
    </style:style>
    <style:style style:name="Sect1" style:family="section">
      <style:section-properties text:dont-balance-text-columns="true" style:editable="false">
        <style:columns fo:column-count="2" fo:column-gap="0.2957in">
          <style:column-sep style:width="0.0008in" style:color="#000000" style:height="100%" style:style="none"/>
          <style:column style:rel-width="32767*" fo:start-indent="0in" fo:end-indent="0.148in"/>
          <style:column style:rel-width="32768*" fo:start-indent="0.148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청년 AI · Big Data 아카데미-오프라인 심화과정</text:p>
      <text:p text:style-name="P43">파이썬 프로그래밍 기초 실습 3</text:p>
      <text:p text:style-name="P44">2019년 1월 9일(수)</text:p>
      <text:p text:style-name="P2"><text:span text:style-name="T1">이름: ( <text:s text:c="3"/>안준호 <text:s/>) <text:s text:c="3"/>이메일: ( <text:s text:c="3"/></text:span><text:span text:style-name="T4">wnsghwlgo@naver.com</text:span><text:span text:style-name="T1"> <text:s text:c="3"/>)</text:span></text:p>
      <text:p text:style-name="P3"/>
      <text:section text:style-name="Sect1" text:name="TextSection">
        <text:list xml:id="list7627988584028810268" text:style-name="WWNum21">
          <text:list-item>
            <text:p text:style-name="P49">파일 </text:p>
          </text:list-item>
        </text:list>
        <text:p text:style-name="P5"><text:span text:style-name="T5">실습1)</text:span><text:span text:style-name="T1"> </text:span><text:span text:style-name="T7">– PPT 자료</text:span></text:p>
        <text:p text:style-name="P6">파일에 있는 각각의 단어 수 구하기</text:p>
        <text:p text:style-name="P6">&lt;test.txt&gt;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7">first line</text:p>
              <text:p text:style-name="P7">second line</text:p>
              <text:p text:style-name="P7">third line</text:p>
            </table:table-cell>
          </table:table-row>
        </table:table>
        <text:p text:style-name="P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39"><text:bookmark-start text:name="__DdeLink__669_794682332"/>with open("test.txt", "r") as f:<text:bookmark-end text:name="__DdeLink__669_794682332"/></text:p>
              <text:p text:style-name="P39"><text:s text:c="4"/>lines = f.read().split()</text:p>
              <text:p text:style-name="P39"><text:s text:c="4"/>dic = {}</text:p>
              <text:p text:style-name="P39"><text:s text:c="4"/>for word in lines:</text:p>
              <text:p text:style-name="P39"><text:s text:c="8"/>if word in dic:</text:p>
              <text:p text:style-name="P39"><text:s text:c="12"/>dic[word] += 1</text:p>
              <text:p text:style-name="P39"><text:s text:c="8"/>else:</text:p>
              <text:p text:style-name="P39"><text:s text:c="12"/>dic[word] = 1</text:p>
              <text:p text:style-name="P39">for i in dic:</text:p>
              <text:p text:style-name="P39"><text:s text:c="4"/>print("%s %s" %(i, dic[i]))</text:p>
              <text:p text:style-name="P14"/>
            </table:table-cell>
          </table:table-row>
          <table:table-row table:style-name="Table2.2">
            <table:table-cell table:style-name="Table2.A2" office:value-type="string">
              <text:p text:style-name="P7">line 3</text:p>
              <text:p text:style-name="P7">second 1</text:p>
              <text:p text:style-name="P7">third 1</text:p>
              <text:p text:style-name="P7">first 1</text:p>
            </table:table-cell>
          </table:table-row>
        </table:table>
        <text:p text:style-name="P6">(힌트) 딕셔너리 이용</text:p>
        <text:p text:style-name="P6"/>
        <text:p text:style-name="P5"><text:span text:style-name="T5">실습2)</text:span><text:span text:style-name="T1"> – </text:span><text:span text:style-name="T7">PPT 자료</text:span></text:p>
        <text:p text:style-name="P27">파일명을 입력 받아, 해당 파일을 한 줄씩 읽어 파일의 내용을 모두 대문자로 출력하는 프로그램을 작성하시오.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7">with open("test.txt", "r") as f:</text:p>
              <text:p text:style-name="P17"><text:s text:c="4"/>lines = f.read()</text:p>
              <text:p text:style-name="P17"><text:s text:c="4"/>k = lines.upper()</text:p>
              <text:p text:style-name="P17"><text:s text:c="4"/>print(k)</text:p>
              <text:p text:style-name="P16"/>
              <text:p text:style-name="P16"/>
            </table:table-cell>
          </table:table-row>
          <table:table-row table:style-name="Table3.2">
            <table:table-cell table:style-name="Table3.A2" office:value-type="string">
              <text:p text:style-name="P13"><text:span text:style-name="T1">Enter a file name: </text:span><text:span text:style-name="T5">test.txt</text:span></text:p>
              <text:p text:style-name="P7">FIRST LINE</text:p>
              <text:p text:style-name="P7">SECOND LINE</text:p>
              <text:p text:style-name="P7">THIRD LINE</text:p>
            </table:table-cell>
          </table:table-row>
        </table:table>
        <text:p text:style-name="P6"/>
        <text:p text:style-name="P5"><text:span text:style-name="T11">실습3)</text:span><text:span text:style-name="T12"> 아래의 실행예시처럼 리눅스 쉘에서 원본파일명(src.txt)과 사본파일(dst.txt)을 입력 받아, 복사하는 프로그램을 작성하시오. </text:span>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8">import sys</text:p>
              <text:p text:style-name="P18"/>
              <text:p text:style-name="P18">args = sys.argv</text:p>
              <text:p text:style-name="P18">src = args[1]</text:p>
              <text:p text:style-name="P18">dst = args[2]</text:p>
              <text:p text:style-name="P18"/>
              <text:p text:style-name="P18">print(args)</text:p>
              <text:p text:style-name="P16"><text:bookmark text:name="_GoBack"/></text:p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</table:table-cell>
          </table:table-row>
          <table:table-row table:style-name="Table4.2">
            <table:table-cell table:style-name="Table4.A2" office:value-type="string">
              <text:p text:style-name="P13"><text:span text:style-name="T1">$ </text:span><text:span text:style-name="T6">python ex3.py src.txt dst.txt</text:span></text:p>
            </table:table-cell>
          </table:table-row>
        </table:table>
        <text:p text:style-name="P6"/>
        <text:p text:style-name="P6"/>
        <text:p text:style-name="P6"/>
        <text:p text:style-name="P6"/>
        <text:p text:style-name="P6"/>
        <text:p text:style-name="P5"><text:span text:style-name="T5">실습4)</text:span><text:span text:style-name="T1"> 아래의 score.txt를 읽어서 학생들의 성적을 처리하여 그 결과를 report.txt로 출력하는 프로그램을 작성하시오.</text:span></text:p>
        <text:p text:style-name="P5"><text:span text:style-name="T5">(총점)</text:span><text:span text:style-name="T1"> 중간고사 40%, 기말고사 60%</text:span></text:p>
        <text:p text:style-name="P5"><text:span text:style-name="T5">(학점기준)</text:span><text:span text:style-name="T1"> </text:span></text:p>
        <text:p text:style-name="P6">총점이 90이상이면 A,</text:p>
        <text:p text:style-name="P6">80이상~90미만이면 B</text:p>
        <text:p text:style-name="P6">70이상~80미만이면 C</text:p>
        <text:p text:style-name="P6">60이상~70미만이면 D</text:p>
        <text:p text:style-name="P6">60미만이면 F</text:p>
        <text:p text:style-name="P12">&lt;score.txt&gt; 예시</text:p>
        <text:p text:style-name="P6">- 각 줄(line) 단위로 한 학생의 학번, 중간고사 점수, 기말고사 점수가 순서대로 기록되어 있다. 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29">201901<text:tab/>89 78 </text:p>
              <text:p text:style-name="P29">201902<text:tab/>76 84</text:p>
              <text:p text:style-name="P29">201903<text:tab/>67 42</text:p>
              <text:p text:style-name="P29">201904<text:tab/>66 88</text:p>
              <text:p text:style-name="P29">201905<text:tab/>98 99</text:p>
            </table:table-cell>
          </table:table-row>
        </table:table>
        <text:p text:style-name="P6"/>
        <text:p text:style-name="P12">&lt;report.txt&gt; 예시</text:p>
        <text:p text:style-name="P34">학번, 중간고사, 기말고사, 평균(학점) 순으로 아래와 같이 출력해 주세요,</text:p>
        <table:table table:name="Table6" table:style-name="Table6">
          <table:table-column table:style-name="Table6.A"/>
          <text:soft-page-break/>
          <table:table-row table:style-name="Table6.1">
            <table:table-cell table:style-name="Table6.A1" office:value-type="string">
              <text:p text:style-name="P7">201901 89 78 <text:s/>82.4(B)</text:p>
              <text:p text:style-name="P7">201902 76 84 <text:s/>80.8(B)</text:p>
              <text:p text:style-name="P7">201903 67 42 <text:s/>52.0(F)</text:p>
              <text:p text:style-name="P7">201904 66 88 <text:s/>79.2(C)</text:p>
              <text:p text:style-name="P7">201905 98 99 <text:s/>98.6(A)</text:p>
            </table:table-cell>
          </table:table-row>
        </table:table>
        <text:p text:style-name="P6"/>
        <text:p text:style-name="P12">&lt;주의사항&gt;</text:p>
        <text:p text:style-name="P6">학생수를 예시의 학생수처럼 고정해서 구현하지 말 것</text:p>
        <text:p text:style-name="P6"/>
        <text:p text:style-name="P12">&lt;제출 파일명&gt;</text:p>
        <text:p text:style-name="P42">Day3_홍길동.py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4"/>
        <text:list xml:id="list184857688759946" text:continue-numbering="true" text:style-name="WWNum21">
          <text:list-item>
            <text:p text:style-name="P51">Pythonic Code </text:p>
          </text:list-item>
        </text:list>
        <text:p text:style-name="P19"><text:span text:style-name="T8">- </text:span><text:span text:style-name="T9">파이썬 특유의 문법</text:span><text:span text:style-name="T8">을 활용하여 효율적으로 코드를 표현(파이썬 스타일의 코딩 기법)</text:span></text:p>
        <text:p text:style-name="P45">예) 여러 문자열을 하나로 이을 때</text:p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21">&gt;&gt;&gt; colors = ['red', 'green', 'blue']</text:p>
              <text:p text:style-name="P21">&gt;&gt;&gt; result = ''</text:p>
              <text:p text:style-name="P22"><text:span text:style-name="T2">&gt;&gt;&gt; for word in colors: <text:s text:c="5"/></text:span><text:span text:style-name="T1"># 일반적으로</text:span></text:p>
              <text:p text:style-name="P21"><text:tab/>result += word</text:p>
              <text:p text:style-name="P21"/>
              <text:p text:style-name="P22"><text:span text:style-name="T2">&gt;&gt;&gt; result = </text:span><text:span text:style-name="T10">''.join(colors) <text:s text:c="3"/></text:span></text:p>
            </table:table-cell>
          </table:table-row>
        </table:table>
        <text:p text:style-name="P20"/>
        <text:list xml:id="list6911976370696310197" text:style-name="WWNum23">
          <text:list-item>
            <text:p text:style-name="P52">split(), join()</text:p>
          </text:list-item>
        </text:list>
        <text:p text:style-name="P54">1일차 자료 참고</text:p>
        <text:list xml:id="list184858751584358" text:continue-numbering="true" text:style-name="WWNum23">
          <text:list-item>
            <text:p text:style-name="P53">List Comprehensions</text:p>
          </text:list-item>
        </text:list>
        <text:list xml:id="list4265609776725562967" text:style-name="WWNum22">
          <text:list-item>
            <text:p text:style-name="P50">리스트에 for 문을 사용하여 반복적으로 표현식을 실행해서 리스트 요소들을 정의하는 용법</text:p>
          </text:list-item>
          <text:list-item>
            <text:p text:style-name="P50">기존 리스트를 사용하여 간단히 다른 리스트를 만드는 기법</text:p>
          </text:list-item>
        </text:list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1">[표현식 for 요소 in 시퀀스자료형 [if 조건식]]</text:p>
            </table:table-cell>
          </table:table-row>
        </table:table>
        <text:p text:style-name="P10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P7">&gt;&gt;&gt; ls = [] <text:s text:c="16"/># 일반적으로~</text:p>
              <text:p text:style-name="P7">&gt;&gt;&gt; for i in range(1,6):</text:p>
              <text:p text:style-name="P7"><text:tab/>ls.append(i)</text:p>
              <text:p text:style-name="P7">&gt;&gt;&gt; ls</text:p>
              <text:p text:style-name="P7">[1, 2, 3, 4, 5]</text:p>
              <text:p text:style-name="P7"/>
              <text:p text:style-name="P16">&gt;&gt;&gt; ls = [i for i in range(1,6)]</text:p>
              <text:p text:style-name="P7">&gt;&gt;&gt; ls</text:p>
              <text:p text:style-name="P7">[1, 2, 3, 4, 5] <text:s text:c="4"/></text:p>
              <text:p text:style-name="P7"/>
              <text:p text:style-name="P7">&gt;&gt;&gt; [ i ** 2 for i in range(1,6)]</text:p>
              <text:p text:style-name="P7"/>
              <text:p text:style-name="P7">&gt;&gt;&gt; [ i for i in range(1,6) if i % 2 == 0]</text:p>
              <text:p text:style-name="P11"/>
              <text:p text:style-name="P11"># 리스트가 2개</text:p>
              <text:p text:style-name="P7">&gt;&gt;&gt; L1 = [1, 2, 3]</text:p>
              <text:p text:style-name="P7">&gt;&gt;&gt; L2 = [3, 4, 5]</text:p>
              <text:p text:style-name="P7">&gt;&gt;&gt; L1</text:p>
              <text:p text:style-name="P7">[1, 2, 3]</text:p>
              <text:p text:style-name="P7">&gt;&gt;&gt; L2</text:p>
              <text:p text:style-name="P7">[3, 4, 5]</text:p>
              <text:p text:style-name="P7">&gt;&gt;&gt; [x * y for x in L1 for y in L2]</text:p>
              <text:p text:style-name="P11"/>
            </table:table-cell>
          </table:table-row>
        </table:table>
        <text:list xml:id="list184858699039753" text:continue-list="list184858751584358" text:style-name="WWNum23">
          <text:list-item>
            <text:p text:style-name="P52">enumerate(), zip()</text:p>
          </text:list-item>
        </text:list>
        <text:p text:style-name="P47"># enumerate()</text:p>
        <text:p text:style-name="P8">- 리스트의 모든 요소를 인덱스와 쌍으로 추출</text:p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P21">&gt;&gt;&gt; colors = ['red', 'green', 'blue']</text:p>
              <text:p text:style-name="P21">&gt;&gt;&gt; result = list(enumerate(colors))</text:p>
              <text:p text:style-name="P21">&gt;&gt;&gt; result</text:p>
              <text:p text:style-name="P21">[(0, 'red'), (1, 'green'), (2, 'blue')]</text:p>
              <text:p text:style-name="P23"/>
              <text:p text:style-name="P21">&gt;&gt;&gt; for idx, color in enumerate(colors):</text:p>
              <text:p text:style-name="P21"><text:tab/>print(idx, color)</text:p>
            </table:table-cell>
          </table:table-row>
        </table:table>
        <text:p text:style-name="P24"/>
        <text:p text:style-name="P47"># zip()</text:p>
        <text:list xml:id="list184857706481063" text:continue-list="list4265609776725562967" text:style-name="WWNum22">
          <text:list-item>
            <text:p text:style-name="P50">2개 이상의 리스트를, 각 리스트의 같은 인덱스 원소끼리 묶은 튜플을 요소로 하는 리스트를 만들어 줌</text:p>
          </text:list-item>
        </text:list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p text:style-name="P9">&gt;&gt;&gt; zip([1,2,3], [4,5,6]) <text:s text:c="2"/># 리스트</text:p>
              <text:p text:style-name="P9">[(1, 4), (2, 5), (3, 6)]</text:p>
              <text:p text:style-name="P9">&gt;&gt;&gt; zip([1,2,3], [4,5,6], ['a','b','c'])</text:p>
              <text:p text:style-name="P9">[(1, 4, 'a'), (2, 5, 'b'), (3, 6, 'c')]</text:p>
              <text:p text:style-name="P9"/>
              <text:p text:style-name="P9"/>
              <text:p text:style-name="P9">&gt;&gt;&gt; zip((1,2,3), (4,5,6)) <text:s text:c="2"/># 튜플</text:p>
              <text:p text:style-name="P9">[(1, 4), (2, 5), (3, 6)]</text:p>
              <text:p text:style-name="P9"/>
              <text:p text:style-name="P9">&gt;&gt;&gt; [sum(x) for x in zip((1,2,3), (4,5,6))]</text:p>
              <text:p text:style-name="P33"><text:s text:c="37"/></text:p>
            </table:table-cell>
          </table:table-row>
        </table:table>
        <text:p text:style-name="P8"/>
        <text:p text:style-name="P5"><text:span text:style-name="T3"># </text:span><text:span text:style-name="T2">enumerate(), zip()</text:span></text:p>
        <table:table table:name="Table12" table:style-name="Table12">
          <table:table-column table:style-name="Table12.A"/>
          <table:table-row table:style-name="Table12.1">
            <table:table-cell table:style-name="Table12.A1" office:value-type="string">
              <text:p text:style-name="P37">for i, (a,b) in enumerate(zip(['a','b','c'], ['d','e','f'])):</text:p>
              <text:p text:style-name="P48">print( i, a, b)</text:p>
            </table:table-cell>
          </table:table-row>
        </table:table>
        <text:p text:style-name="P12"/>
        <text:p text:style-name="P5"><text:span text:style-name="T5">실습1)</text:span><text:span text:style-name="T1"> </text:span></text:p>
        <text:p text:style-name="P6">아래와 같이 주어진 2개의 리스트로 딕셔너리를 만들어 출력하시오. 단, 순서는 다를 수 있음</text:p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P7">L1 = ['one', 'two', 'three', 'four']</text:p>
              <text:p text:style-name="P7">L2 = [1, 2, 3, 4]</text:p>
              <text:p text:style-name="P16"/>
              <text:p text:style-name="P16"/>
              <text:p text:style-name="P16"/>
              <text:p text:style-name="P16"/>
              <text:p text:style-name="P16"/>
            </table:table-cell>
          </table:table-row>
          <table:table-row table:style-name="Table13.1">
            <table:table-cell table:style-name="Table13.A2" office:value-type="string">
              <text:p text:style-name="P36">{'four': 4, 'three': 3, 'two': 2, 'one': 1}</text:p>
            </table:table-cell>
          </table:table-row>
        </table:table>
        <text:p text:style-name="P38">힌트) zip()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맑은 고딕1" svg:font-family="'맑은 고딕'"/>
    <style:font-face style:name="FreeSans1" svg:font-family="FreeSans" style:font-family-generic="swiss"/>
    <style:font-face style:name="굴림체" svg:font-family="굴림체" style:font-family-generic="roman" style:font-pitch="variable"/>
    <style:font-face style:name="나눔고딕" svg:font-family="나눔고딕" style:font-family-generic="roman" style:font-pitch="variable"/>
    <style:font-face style:name="나눔바른고딕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굴림체1" svg:font-family="굴림체" style:font-family-generic="system" style:font-pitch="variable"/>
    <style:font-face style:name="나눔고딕1" svg:font-family="나눔고딕" style:font-family-generic="system" style:font-pitch="variable"/>
    <style:font-face style:name="나눔바른고딕1" svg:font-family="나눔바른고딕" style:font-family-generic="system" style:font-pitch="variable"/>
    <style:font-face style:name="맑은 고딕2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2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page"/>
      <style:text-properties style:use-window-font-color="true" style:font-name="맑은 고딕" fo:font-size="10pt" fo:language="en" fo:country="US" style:letter-kerning="true" style:font-name-asian="맑은 고딕2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55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맑은 고딕" fo:font-family="'맑은 고딕'" style:font-family-generic="roman" style:font-pitch="variable" fo:font-size="9pt" style:font-name-asian="맑은 고딕2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맑은 고딕2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apple-converted-space" style:family="text" style:parent-style-name="Default_20_Paragraph_20_Font"/>
    <style:style style:name="HTML_20_Code" style:display-name="HTML Code" style:family="text" style:parent-style-name="Default_20_Paragraph_20_Font">
      <style:text-properties style:font-name="굴림체" fo:font-family="굴림체" style:font-family-generic="roman" style:font-pitch="variable" fo:font-size="12pt" style:font-name-asian="굴림체1" style:font-family-asian="굴림체" style:font-family-generic-asian="system" style:font-pitch-asian="variable" style:font-size-asian="12pt" style:font-name-complex="굴림체1" style:font-family-complex="굴림체" style:font-family-generic-complex="system" style:font-pitch-complex="variable" style:font-size-complex="12pt"/>
    </style:style>
    <style:style style:name="keyword" style:family="text" style:parent-style-name="Default_20_Paragraph_20_Font"/>
    <style:style style:name="tag" style:family="text" style:parent-style-name="Default_20_Paragraph_20_Font"/>
    <style:style style:name="attr_5f_selector" style:display-name="attr_selector" style:family="text" style:parent-style-name="Default_20_Paragraph_20_Font"/>
    <style:style style:name="prompt" style:family="text" style:parent-style-name="Default_20_Paragraph_20_Font"/>
    <style:style style:name="number" style:family="text" style:parent-style-name="Default_20_Paragraph_20_Font"/>
    <style:style style:name="string" style:family="text" style:parent-style-name="Default_20_Paragraph_20_Fon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font-name-asian="맑은 고딕2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0" style:display-name="ListLabel 10" style:family="text">
      <style:text-properties style:font-name-asian="맑은 고딕2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1" style:display-name="ListLabel 11" style:family="text">
      <style:text-properties style:font-name-asian="맑은 고딕2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2" style:display-name="ListLabel 12" style:family="text">
      <style:text-properties fo:font-size="10pt" fo:font-weight="bold" style:font-name-asian="맑은 고딕2" style:font-family-asian="'맑은 고딕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/>
    </style:style>
    <style:style style:name="ListLabel_20_13" style:display-name="ListLabel 13" style:family="text">
      <style:text-properties style:font-name-asian="맑은 고딕2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4" style:display-name="ListLabel 14" style:family="text">
      <style:text-properties style:font-name="나눔바른고딕" fo:font-family="나눔바른고딕" style:font-family-generic="roman" style:font-pitch="variable" fo:font-weight="bold" style:font-name-asian="맑은 고딕2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start-value="7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5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6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8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맑은 고딕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맑은 고딕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1" style:num-suffix="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05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0835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61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39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16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1945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472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맑은 고딕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맑은 고딕1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65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931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20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487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765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042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32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5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0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1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1.9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" text:bullet-char="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" text:bullet-char="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style:num-suffix="" text:bullet-char="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" text:bullet-char="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style:num-suffix="" text:bullet-char="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style:num-suffix="" text:bullet-char="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" text:bullet-char="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style:num-suffix="" text:bullet-char="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style:num-suffix="" text:bullet-char="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" text:bullet-char="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2'" style:font-charset="x-symbol"/>
      </text:list-level-style-bullet>
      <text:list-level-style-bullet text:level="2" style:num-suffix="" text:bullet-char="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3" style:num-suffix="" text:bullet-char="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4" style:num-suffix="" text:bullet-char="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5" style:num-suffix="" text:bullet-char="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bullet text:level="6" style:num-suffix="" text:bullet-char="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Wingdings 2'" style:font-charset="x-symbol"/>
      </text:list-level-style-bullet>
      <text:list-level-style-bullet text:level="7" style:num-suffix="" text:bullet-char="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Wingdings 2'" style:font-charset="x-symbol"/>
      </text:list-level-style-bullet>
      <text:list-level-style-bullet text:level="8" style:num-suffix="" text:bullet-char="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Wingdings 2'" style:font-charset="x-symbol"/>
      </text:list-level-style-bullet>
      <text:list-level-style-bullet text:level="9" style:num-suffix="" text:bullet-char="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" text:bullet-char="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2'" style:font-charset="x-symbol"/>
      </text:list-level-style-bullet>
      <text:list-level-style-bullet text:level="2" style:num-suffix="" text:bullet-char="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3" style:num-suffix="" text:bullet-char="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4" style:num-suffix="" text:bullet-char="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5" style:num-suffix="" text:bullet-char="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bullet text:level="6" style:num-suffix="" text:bullet-char="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Wingdings 2'" style:font-charset="x-symbol"/>
      </text:list-level-style-bullet>
      <text:list-level-style-bullet text:level="7" style:num-suffix="" text:bullet-char="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Wingdings 2'" style:font-charset="x-symbol"/>
      </text:list-level-style-bullet>
      <text:list-level-style-bullet text:level="8" style:num-suffix="" text:bullet-char="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Wingdings 2'" style:font-charset="x-symbol"/>
      </text:list-level-style-bullet>
      <text:list-level-style-bullet text:level="9" style:num-suffix="" text:bullet-char="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0in" fo:margin-left="0.6063in" fo:margin-right="0.6063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a</meta:initial-creator>
    <meta:editing-cycles>27</meta:editing-cycles>
    <meta:print-date>2017-03-15T02:28:00</meta:print-date>
    <meta:creation-date>2018-01-11T07:24:00</meta:creation-date>
    <dc:date>2019-01-09T18:48:21.502640869</dc:date>
    <meta:editing-duration>PT5H10M57S</meta:editing-duration>
    <meta:generator>LibreOffice/5.1.6.2$Linux_X86_64 LibreOffice_project/10m0$Build-2</meta:generator>
    <meta:document-statistic meta:table-count="13" meta:image-count="0" meta:object-count="0" meta:page-count="3" meta:paragraph-count="130" meta:word-count="1039" meta:character-count="2907" meta:non-whitespace-character-count="22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